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33bb" officeooo:paragraph-rsid="00110b01"/>
    </style:style>
    <style:style style:name="P2" style:family="paragraph" style:parent-style-name="Standard">
      <style:text-properties officeooo:rsid="000abad3" officeooo:paragraph-rsid="00110b01"/>
    </style:style>
    <style:style style:name="P3" style:family="paragraph" style:parent-style-name="Standard">
      <style:text-properties officeooo:rsid="0006538b" officeooo:paragraph-rsid="00110b01"/>
    </style:style>
    <style:style style:name="P4" style:family="paragraph" style:parent-style-name="Standard">
      <style:text-properties officeooo:rsid="0006538b" officeooo:paragraph-rsid="00116f65"/>
    </style:style>
    <style:style style:name="P5" style:family="paragraph" style:parent-style-name="Standard">
      <style:text-properties officeooo:rsid="0006538b" officeooo:paragraph-rsid="0012257d"/>
    </style:style>
    <style:style style:name="P6" style:family="paragraph" style:parent-style-name="Standard">
      <style:text-properties officeooo:rsid="0006538b" officeooo:paragraph-rsid="0018796b"/>
    </style:style>
    <style:style style:name="P7" style:family="paragraph" style:parent-style-name="Standard">
      <style:text-properties officeooo:rsid="0006538b" officeooo:paragraph-rsid="0018cd44"/>
    </style:style>
    <style:style style:name="P8" style:family="paragraph" style:parent-style-name="Standard">
      <style:text-properties officeooo:rsid="0006538b" officeooo:paragraph-rsid="001eed36"/>
    </style:style>
    <style:style style:name="P9" style:family="paragraph" style:parent-style-name="Standard">
      <style:text-properties officeooo:rsid="00110b01" officeooo:paragraph-rsid="00110b01"/>
    </style:style>
    <style:style style:name="P10" style:family="paragraph" style:parent-style-name="Standard">
      <style:text-properties officeooo:rsid="00074534" officeooo:paragraph-rsid="0012257d"/>
    </style:style>
    <style:style style:name="P11" style:family="paragraph" style:parent-style-name="Standard">
      <style:text-properties officeooo:rsid="00116f65" officeooo:paragraph-rsid="00116f65"/>
    </style:style>
    <style:style style:name="P12" style:family="paragraph" style:parent-style-name="Standard">
      <style:text-properties officeooo:rsid="00116f65" officeooo:paragraph-rsid="0012257d"/>
    </style:style>
    <style:style style:name="P13" style:family="paragraph" style:parent-style-name="Standard">
      <style:text-properties officeooo:rsid="0001d38c" officeooo:paragraph-rsid="00116f65"/>
    </style:style>
    <style:style style:name="P14" style:family="paragraph" style:parent-style-name="Standard">
      <style:text-properties officeooo:rsid="0008fbe4" officeooo:paragraph-rsid="00116f65"/>
    </style:style>
    <style:style style:name="P15" style:family="paragraph" style:parent-style-name="Standard">
      <style:text-properties officeooo:rsid="0013321b" officeooo:paragraph-rsid="0012257d"/>
    </style:style>
    <style:style style:name="P16" style:family="paragraph" style:parent-style-name="Standard">
      <style:text-properties officeooo:rsid="0012257d" officeooo:paragraph-rsid="0012257d"/>
    </style:style>
    <style:style style:name="P17" style:family="paragraph" style:parent-style-name="Standard">
      <style:text-properties officeooo:rsid="00126897" officeooo:paragraph-rsid="00126897"/>
    </style:style>
    <style:style style:name="P18" style:family="paragraph" style:parent-style-name="Standard">
      <style:text-properties officeooo:rsid="00126897" officeooo:paragraph-rsid="0015875e"/>
    </style:style>
    <style:style style:name="P19" style:family="paragraph" style:parent-style-name="Standard">
      <style:text-properties officeooo:rsid="00133edb" officeooo:paragraph-rsid="00133edb"/>
    </style:style>
    <style:style style:name="P20" style:family="paragraph" style:parent-style-name="Standard">
      <style:text-properties officeooo:rsid="0014a6b4" officeooo:paragraph-rsid="0014a6b4"/>
    </style:style>
    <style:style style:name="P21" style:family="paragraph" style:parent-style-name="Standard">
      <style:text-properties officeooo:rsid="0004bf42" officeooo:paragraph-rsid="001523ae"/>
    </style:style>
    <style:style style:name="P22" style:family="paragraph" style:parent-style-name="Standard">
      <style:text-properties officeooo:rsid="00043fe5" officeooo:paragraph-rsid="001523ae"/>
    </style:style>
    <style:style style:name="P23" style:family="paragraph" style:parent-style-name="Standard">
      <style:text-properties officeooo:rsid="001523ae" officeooo:paragraph-rsid="001523ae"/>
    </style:style>
    <style:style style:name="P24" style:family="paragraph" style:parent-style-name="Standard">
      <style:text-properties officeooo:rsid="0015875e" officeooo:paragraph-rsid="0015875e"/>
    </style:style>
    <style:style style:name="P25" style:family="paragraph" style:parent-style-name="Standard">
      <style:text-properties officeooo:rsid="00163d19" officeooo:paragraph-rsid="00163d19"/>
    </style:style>
    <style:style style:name="P26" style:family="paragraph" style:parent-style-name="Standard">
      <style:text-properties officeooo:rsid="001712da" officeooo:paragraph-rsid="001712da"/>
    </style:style>
    <style:style style:name="P27" style:family="paragraph" style:parent-style-name="Standard">
      <style:text-properties officeooo:rsid="0018796b" officeooo:paragraph-rsid="0018cd44"/>
    </style:style>
    <style:style style:name="P28" style:family="paragraph" style:parent-style-name="Standard">
      <style:text-properties officeooo:rsid="0018cd44" officeooo:paragraph-rsid="0018cd44"/>
    </style:style>
    <style:style style:name="P29" style:family="paragraph" style:parent-style-name="Standard">
      <style:text-properties officeooo:rsid="001d002a" officeooo:paragraph-rsid="001d002a"/>
    </style:style>
    <style:style style:name="P30" style:family="paragraph" style:parent-style-name="Standard">
      <style:text-properties officeooo:rsid="001d002a" officeooo:paragraph-rsid="00241b3d"/>
    </style:style>
    <style:style style:name="P31" style:family="paragraph" style:parent-style-name="Standard">
      <style:text-properties officeooo:rsid="001d002a" officeooo:paragraph-rsid="002aca59"/>
    </style:style>
    <style:style style:name="P32" style:family="paragraph" style:parent-style-name="Standard">
      <style:text-properties officeooo:rsid="001d002a" officeooo:paragraph-rsid="002b1bda"/>
    </style:style>
    <style:style style:name="P33" style:family="paragraph" style:parent-style-name="Standard">
      <style:text-properties officeooo:rsid="001d002a" officeooo:paragraph-rsid="002ce574"/>
    </style:style>
    <style:style style:name="P34" style:family="paragraph" style:parent-style-name="Standard">
      <style:text-properties officeooo:rsid="001e4f27" officeooo:paragraph-rsid="001e4f27"/>
    </style:style>
    <style:style style:name="P35" style:family="paragraph" style:parent-style-name="Standard">
      <style:text-properties officeooo:rsid="001e4f27" officeooo:paragraph-rsid="001ed4e0"/>
    </style:style>
    <style:style style:name="P36" style:family="paragraph" style:parent-style-name="Standard">
      <style:text-properties officeooo:rsid="001ed4e0" officeooo:paragraph-rsid="001ed4e0"/>
    </style:style>
    <style:style style:name="P37" style:family="paragraph" style:parent-style-name="Standard">
      <style:text-properties officeooo:rsid="001eed36" officeooo:paragraph-rsid="001eed36"/>
    </style:style>
    <style:style style:name="P38" style:family="paragraph" style:parent-style-name="Standard">
      <style:text-properties officeooo:rsid="001f4b12" officeooo:paragraph-rsid="001f4b12"/>
    </style:style>
    <style:style style:name="P39" style:family="paragraph" style:parent-style-name="Standard">
      <style:text-properties officeooo:rsid="001f4b12" officeooo:paragraph-rsid="002abf59"/>
    </style:style>
    <style:style style:name="P40" style:family="paragraph" style:parent-style-name="Standard">
      <style:text-properties officeooo:rsid="001fe3a4" officeooo:paragraph-rsid="001fe3a4"/>
    </style:style>
    <style:style style:name="P41" style:family="paragraph" style:parent-style-name="Standard">
      <style:text-properties officeooo:rsid="0023c3f9" officeooo:paragraph-rsid="0023c3f9"/>
    </style:style>
    <style:style style:name="P42" style:family="paragraph" style:parent-style-name="Standard">
      <style:text-properties officeooo:rsid="0023c3f9" officeooo:paragraph-rsid="00241b3d"/>
    </style:style>
    <style:style style:name="P43" style:family="paragraph" style:parent-style-name="Standard">
      <style:text-properties officeooo:rsid="0023c3f9" officeooo:paragraph-rsid="002aca59"/>
    </style:style>
    <style:style style:name="P44" style:family="paragraph" style:parent-style-name="Standard">
      <style:text-properties officeooo:rsid="0023c3f9" officeooo:paragraph-rsid="002b1bda"/>
    </style:style>
    <style:style style:name="P45" style:family="paragraph" style:parent-style-name="Standard">
      <style:text-properties officeooo:rsid="0023c3f9" officeooo:paragraph-rsid="002ce574"/>
    </style:style>
    <style:style style:name="P46" style:family="paragraph" style:parent-style-name="Standard">
      <style:text-properties officeooo:rsid="00241b3d" officeooo:paragraph-rsid="00241b3d"/>
    </style:style>
    <style:style style:name="P47" style:family="paragraph" style:parent-style-name="Standard">
      <style:text-properties officeooo:rsid="0024e149" officeooo:paragraph-rsid="0024e149"/>
    </style:style>
    <style:style style:name="P48" style:family="paragraph" style:parent-style-name="Standard">
      <style:text-properties officeooo:rsid="002abf59" officeooo:paragraph-rsid="002abf59"/>
    </style:style>
    <style:style style:name="P49" style:family="paragraph" style:parent-style-name="Standard">
      <style:text-properties officeooo:rsid="002aca59" officeooo:paragraph-rsid="002aca59"/>
    </style:style>
    <style:style style:name="P50" style:family="paragraph" style:parent-style-name="Standard">
      <style:text-properties officeooo:rsid="002aca59" officeooo:paragraph-rsid="002b1bda"/>
    </style:style>
    <style:style style:name="P51" style:family="paragraph" style:parent-style-name="Standard">
      <style:text-properties officeooo:rsid="002aca59" officeooo:paragraph-rsid="002ce574"/>
    </style:style>
    <style:style style:name="P52" style:family="paragraph" style:parent-style-name="Standard">
      <style:text-properties officeooo:rsid="001f4b12" officeooo:paragraph-rsid="002abf59"/>
    </style:style>
    <style:style style:name="P53" style:family="paragraph" style:parent-style-name="Standard">
      <style:text-properties officeooo:rsid="001f4b12" officeooo:paragraph-rsid="0018cd44"/>
    </style:style>
    <style:style style:name="P54" style:family="paragraph" style:parent-style-name="Standard">
      <style:text-properties officeooo:rsid="001f4b12" officeooo:paragraph-rsid="001f4b12"/>
    </style:style>
    <style:style style:name="P55" style:family="paragraph" style:parent-style-name="Standard">
      <style:text-properties officeooo:rsid="001f4b12" officeooo:paragraph-rsid="00316f0a"/>
    </style:style>
    <style:style style:name="P56" style:family="paragraph" style:parent-style-name="Standard">
      <style:text-properties officeooo:rsid="001ed4e0" officeooo:paragraph-rsid="00316f0a"/>
    </style:style>
    <style:style style:name="P57" style:family="paragraph" style:parent-style-name="Standard">
      <style:text-properties officeooo:rsid="001ed4e0" officeooo:paragraph-rsid="002aca59"/>
    </style:style>
    <style:style style:name="P58" style:family="paragraph" style:parent-style-name="Standard">
      <style:text-properties officeooo:rsid="0023c3f9" officeooo:paragraph-rsid="002b1bda"/>
    </style:style>
    <style:style style:name="P59" style:family="paragraph" style:parent-style-name="Standard">
      <style:text-properties officeooo:rsid="0006538b" officeooo:paragraph-rsid="00316f0a"/>
    </style:style>
    <style:style style:name="P60" style:family="paragraph" style:parent-style-name="Standard">
      <style:text-properties officeooo:rsid="0006538b" officeooo:paragraph-rsid="0012257d"/>
    </style:style>
    <style:style style:name="P61" style:family="paragraph" style:parent-style-name="Standard">
      <style:text-properties officeooo:rsid="002abf59" officeooo:paragraph-rsid="00316f0a"/>
    </style:style>
    <style:style style:name="P62" style:family="paragraph" style:parent-style-name="Standard">
      <style:text-properties officeooo:rsid="00331560" officeooo:paragraph-rsid="00331560"/>
    </style:style>
    <style:style style:name="P63" style:family="paragraph" style:parent-style-name="Standard">
      <style:text-properties officeooo:rsid="00116f65" officeooo:paragraph-rsid="0012257d"/>
    </style:style>
    <style:style style:name="T1" style:family="text">
      <style:text-properties officeooo:rsid="001ed4e0"/>
    </style:style>
    <style:style style:name="T2" style:family="text">
      <style:text-properties officeooo:rsid="0023c3f9"/>
    </style:style>
    <style:style style:name="T3" style:family="text">
      <style:text-properties officeooo:rsid="002578b6"/>
    </style:style>
    <style:style style:name="T4" style:family="text">
      <style:text-properties officeooo:rsid="002abf59"/>
    </style:style>
    <style:style style:name="T5" style:family="text">
      <style:text-properties officeooo:rsid="002b1bda"/>
    </style:style>
    <style:style style:name="T6" style:family="text">
      <style:text-properties officeooo:rsid="002ce5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</text:p>
      <text:p text:style-name="P1">*************************</text:p>
      <text:p text:style-name="P1">id</text:p>
      <text:p text:style-name="P1">ad</text:p>
      <text:p text:style-name="P1">şifre</text:p>
      <text:p text:style-name="P1">////////////////////////////////////////</text:p>
      <text:p text:style-name="P1">şeçeneğe balı olarak işlemler</text:p>
      <text:p text:style-name="P1"/>
      <text:p text:style-name="P1"/>
      <text:p text:style-name="P9">Şirket sahibi</text:p>
      <text:p text:style-name="P9">******************************</text:p>
      <text:p text:style-name="P9">adı</text:p>
      <text:p text:style-name="P9">soyadı</text:p>
      <text:p text:style-name="P9">kimlik No</text:p>
      <text:p text:style-name="P9">email</text:p>
      <text:p text:style-name="P9">telefon</text:p>
      <text:p text:style-name="P9">doğum tarihi</text:p>
      <text:p text:style-name="P9">doğum yeri</text:p>
      <text:p text:style-name="P9">Meslek</text:p>
      <text:p text:style-name="P9"/>
      <text:p text:style-name="P1"/>
      <text:p text:style-name="P1">Şirket</text:p>
      <text:p text:style-name="P1">************************</text:p>
      <text:p text:style-name="P1">adı</text:p>
      <text:p text:style-name="P2">şirket türü</text:p>
      <text:p text:style-name="P1">marketleri</text:p>
      <text:p text:style-name="P3">fabrikaları</text:p>
      <text:p text:style-name="P1">telefon</text:p>
      <text:p text:style-name="P1">email</text:p>
      <text:p text:style-name="P1">adresi</text:p>
      <text:p text:style-name="P1"/>
      <text:p text:style-name="P1"/>
      <text:p text:style-name="P9">Şirket türü</text:p>
      <text:p text:style-name="P9">**************************</text:p>
      <text:p text:style-name="P9">id</text:p>
      <text:p text:style-name="P9">şirket türü</text:p>
      <text:p text:style-name="P9"/>
      <text:p text:style-name="P9"/>
      <text:p text:style-name="P9">Şirket sahibi Şirkete Sahiptir</text:p>
      <text:p text:style-name="P9">****************************</text:p>
      <text:p text:style-name="P9">id</text:p>
      <text:p text:style-name="P9">şirket sahibiId</text:p>
      <text:p text:style-name="P9">şirketId</text:p>
      <text:p text:style-name="P9">------------------------------------------------------------------------------------------------------------------------</text:p>
      <text:p text:style-name="P9"/>
      <text:p text:style-name="P4">fabrika</text:p>
      <text:p text:style-name="P4">**************************</text:p>
      <text:p text:style-name="P4">id</text:p>
      <text:p text:style-name="P4">ad</text:p>
      <text:p text:style-name="P4">adresi</text:p>
      <text:p text:style-name="P4">telefon</text:p>
      <text:p text:style-name="P4">email</text:p>
      <text:p text:style-name="P11"><text:soft-page-break/>Şirket Fabrikaya Sahiptir</text:p>
      <text:p text:style-name="P11">***********************************</text:p>
      <text:p text:style-name="P11">id</text:p>
      <text:p text:style-name="P11">şirketId</text:p>
      <text:p text:style-name="P11">fabrikaId</text:p>
      <text:p text:style-name="P11">------------------------------------------------------------------------------------------------------------------------</text:p>
      <text:p text:style-name="P11"/>
      <text:p text:style-name="P13">Market</text:p>
      <text:p text:style-name="P13">************************</text:p>
      <text:p text:style-name="P11">id</text:p>
      <text:p text:style-name="P13">adı</text:p>
      <text:p text:style-name="P13">adresi</text:p>
      <text:p text:style-name="P14">telefon</text:p>
      <text:p text:style-name="P14">email</text:p>
      <text:p text:style-name="P14"/>
      <text:p text:style-name="P14"/>
      <text:p text:style-name="P14"/>
      <text:p text:style-name="P11">Şirket Markete Sahiptir</text:p>
      <text:p text:style-name="P11">****************************************</text:p>
      <text:p text:style-name="P11">id</text:p>
      <text:p text:style-name="P11">şirketId</text:p>
      <text:p text:style-name="P11">marketId</text:p>
      <text:p text:style-name="P11"/>
      <text:p text:style-name="P11">------------------------------------------------------------------------------------------------------------------------</text:p>
      <text:p text:style-name="P11"/>
      <text:p text:style-name="P16">Depo</text:p>
      <text:p text:style-name="P16">********************************</text:p>
      <text:p text:style-name="P5">id</text:p>
      <text:p text:style-name="P5">ad</text:p>
      <text:p text:style-name="P5">adresi</text:p>
      <text:p text:style-name="P5">telefon</text:p>
      <text:p text:style-name="P5">email</text:p>
      <text:p text:style-name="P5"/>
      <text:p text:style-name="P5"/>
      <text:p text:style-name="P16">Şirket Depoya Sahiptir</text:p>
      <text:p text:style-name="P16">*********************************</text:p>
      <text:p text:style-name="P16">id</text:p>
      <text:p text:style-name="P16">şirketId</text:p>
      <text:p text:style-name="P16">depoId</text:p>
      <text:p text:style-name="P16">------------------------------------------------------------------------------------------------------------------------</text:p>
      <text:p text:style-name="P16"/>
      <text:p text:style-name="P11"/>
      <text:p text:style-name="P5">ürün</text:p>
      <text:p text:style-name="P5">***************************</text:p>
      <text:p text:style-name="P26">id</text:p>
      <text:p text:style-name="P5">ad</text:p>
      <text:p text:style-name="P62">marka</text:p>
      <text:p text:style-name="P5">türü</text:p>
      <text:p text:style-name="P15">ürün birim</text:p>
      <text:p text:style-name="P15">ürün adet</text:p>
      <text:p text:style-name="P8">üretim maliyeti</text:p>
      <text:p text:style-name="P37">kar mikatarı</text:p>
      <text:p text:style-name="P37"><text:soft-page-break/>satış fiyatı</text:p>
      <text:p text:style-name="P5"/>
      <text:p text:style-name="P12">ürün türü</text:p>
      <text:p text:style-name="P12">*****************************</text:p>
      <text:p text:style-name="P12">id</text:p>
      <text:p text:style-name="P12">ürün tür</text:p>
      <text:p text:style-name="P12"/>
      <text:p text:style-name="P12">ürün birim</text:p>
      <text:p text:style-name="P12">*****************************</text:p>
      <text:p text:style-name="P12">id</text:p>
      <text:p text:style-name="P12">ürün birim</text:p>
      <text:p text:style-name="P12"/>
      <text:p text:style-name="P12"/>
      <text:p text:style-name="P62">ürün marka</text:p>
      <text:p text:style-name="P62">*****************************</text:p>
      <text:p text:style-name="P62">id</text:p>
      <text:p text:style-name="P62">ürün marka</text:p>
      <text:p text:style-name="P12">------------------------------------------------------------------------------------------------------------------------</text:p>
      <text:p text:style-name="P12"/>
      <text:p text:style-name="P10">işçi</text:p>
      <text:p text:style-name="P10">*********************************</text:p>
      <text:p text:style-name="P10">kimlik no</text:p>
      <text:p text:style-name="P10">ad</text:p>
      <text:p text:style-name="P10">soyad</text:p>
      <text:p text:style-name="P10">cinsiyet</text:p>
      <text:p text:style-name="P10">telefon</text:p>
      <text:p text:style-name="P10">email</text:p>
      <text:p text:style-name="P16"/>
      <text:p text:style-name="P16"/>
      <text:p text:style-name="P17">iş yeri türleri</text:p>
      <text:p text:style-name="P17">*********************************</text:p>
      <text:p text:style-name="P17">id</text:p>
      <text:p text:style-name="P17">işyeritürü</text:p>
      <text:p text:style-name="P17"/>
      <text:p text:style-name="P17"/>
      <text:p text:style-name="P17">görev türüleri</text:p>
      <text:p text:style-name="P17">**********************************</text:p>
      <text:p text:style-name="P17">id</text:p>
      <text:p text:style-name="P17">görev</text:p>
      <text:p text:style-name="P17">iş yeri türü</text:p>
      <text:p text:style-name="P17"/>
      <text:p text:style-name="P20">görev değer</text:p>
      <text:p text:style-name="P20">************************************</text:p>
      <text:p text:style-name="P20">id</text:p>
      <text:p text:style-name="P20">görev değer</text:p>
      <text:p text:style-name="P17"/>
      <text:p text:style-name="P17"/>
      <text:p text:style-name="P17">rütbe türleri</text:p>
      <text:p text:style-name="P17">*************************************</text:p>
      <text:p text:style-name="P17">id</text:p>
      <text:p text:style-name="P17">rütbe</text:p>
      <text:p text:style-name="P17">iş yeri türü</text:p>
      <text:p text:style-name="P17"><text:soft-page-break/></text:p>
      <text:p text:style-name="P20">rütbe değer</text:p>
      <text:p text:style-name="P20">************************************</text:p>
      <text:p text:style-name="P20">id</text:p>
      <text:p text:style-name="P20">rütbe değer</text:p>
      <text:p text:style-name="P20"/>
      <text:p text:style-name="P20"/>
      <text:p text:style-name="P19">işçi şu görevde şu rütbeye sahiptir</text:p>
      <text:p text:style-name="P19">****************************************</text:p>
      <text:p text:style-name="P19">işçi id</text:p>
      <text:p text:style-name="P19">görev id</text:p>
      <text:p text:style-name="P19">rütbe id</text:p>
      <text:p text:style-name="P20">maaş=görev değer +rütbe değer</text:p>
      <text:p text:style-name="P20"/>
      <text:p text:style-name="P20"/>
      <text:p text:style-name="P20">------------------------------------------------------------------------------------------------------------------------</text:p>
      <text:p text:style-name="P20"/>
      <text:p text:style-name="P22">Araç</text:p>
      <text:p text:style-name="P22">************************</text:p>
      <text:p text:style-name="P22">id</text:p>
      <text:p text:style-name="P22">türü</text:p>
      <text:p text:style-name="P22">marka</text:p>
      <text:p text:style-name="P22">model</text:p>
      <text:p text:style-name="P22">plaka numarası</text:p>
      <text:p text:style-name="P22">saşe numarası</text:p>
      <text:p text:style-name="P22">gidilen km miktarı</text:p>
      <text:p text:style-name="P21">alınma tarihi</text:p>
      <text:p text:style-name="P21">alındığı fiyat</text:p>
      <text:p text:style-name="P21">şu anki değeri</text:p>
      <text:p text:style-name="P21"/>
      <text:p text:style-name="P21"/>
      <text:p text:style-name="P23">Araç türü</text:p>
      <text:p text:style-name="P23">***************************</text:p>
      <text:p text:style-name="P23">id</text:p>
      <text:p text:style-name="P23">tür</text:p>
      <text:p text:style-name="P23"/>
      <text:p text:style-name="P23">Araç marka</text:p>
      <text:p text:style-name="P23">****************************</text:p>
      <text:p text:style-name="P23">id </text:p>
      <text:p text:style-name="P23">marka</text:p>
      <text:p text:style-name="P23"/>
      <text:p text:style-name="P23"/>
      <text:p text:style-name="P23">Araç model</text:p>
      <text:p text:style-name="P23">*****************************</text:p>
      <text:p text:style-name="P23">id </text:p>
      <text:p text:style-name="P23">markaId</text:p>
      <text:p text:style-name="P23">model</text:p>
      <text:p text:style-name="P17"/>
      <text:p text:style-name="P17"/>
      <text:p text:style-name="P17">------------------------------------------------------------------------------------------------------------------------</text:p>
      <text:p text:style-name="P17"/>
      <text:p text:style-name="P24">malzeme</text:p>
      <text:p text:style-name="P24"><text:soft-page-break/>************************</text:p>
      <text:p text:style-name="P24">id</text:p>
      <text:p text:style-name="P24">ad</text:p>
      <text:p text:style-name="P24">alınma tarihi</text:p>
      <text:p text:style-name="P24">alındığı fiyat</text:p>
      <text:p text:style-name="P18">------------------------------------------------------------------------------------------------------------------------</text:p>
      <text:p text:style-name="P18"/>
      <text:p text:style-name="P24">Fabrika İşçiye sahiptir</text:p>
      <text:p text:style-name="P24">*****************************</text:p>
      <text:p text:style-name="P24">id</text:p>
      <text:p text:style-name="P24">fabrikaId</text:p>
      <text:p text:style-name="P24">işçiId</text:p>
      <text:p text:style-name="P24"/>
      <text:p text:style-name="P25">Fabrika Araca Sahiptir</text:p>
      <text:p text:style-name="P25">******************************</text:p>
      <text:p text:style-name="P25">id</text:p>
      <text:p text:style-name="P25">fabrikaId</text:p>
      <text:p text:style-name="P25">AraçId</text:p>
      <text:p text:style-name="P25"/>
      <text:p text:style-name="P25">Fabrika Malzemeye Sahiptir</text:p>
      <text:p text:style-name="P25">******************************</text:p>
      <text:p text:style-name="P25">id</text:p>
      <text:p text:style-name="P25">fabrikaId</text:p>
      <text:p text:style-name="P25">malzemeId</text:p>
      <text:p text:style-name="P6"/>
      <text:p text:style-name="P6">------------------------------------------------------------------------------------------------------------------------</text:p>
      <text:p text:style-name="P6"/>
      <text:p text:style-name="P28">Depo İşçiye Sahiptir</text:p>
      <text:p text:style-name="P28">**********************************</text:p>
      <text:p text:style-name="P28">id</text:p>
      <text:p text:style-name="P28">depoId</text:p>
      <text:p text:style-name="P28">işçiId</text:p>
      <text:p text:style-name="P28"/>
      <text:p text:style-name="P28"/>
      <text:p text:style-name="P28">Depo Araca Sahiptir</text:p>
      <text:p text:style-name="P28">***********************************</text:p>
      <text:p text:style-name="P28">id</text:p>
      <text:p text:style-name="P28">DepoId</text:p>
      <text:p text:style-name="P28">AraçId</text:p>
      <text:p text:style-name="P28"/>
      <text:p text:style-name="P28"/>
      <text:p text:style-name="P28">Depo Malzemeye Sahiptir</text:p>
      <text:p text:style-name="P28">***********************************</text:p>
      <text:p text:style-name="P28">id</text:p>
      <text:p text:style-name="P28">depoId</text:p>
      <text:p text:style-name="P28">MalzemeId</text:p>
      <text:p text:style-name="P28">------------------------------------------------------------------------------------------------------------------------</text:p>
      <text:p text:style-name="P28"/>
      <text:p text:style-name="P28">Market İşçiye Sahiptir</text:p>
      <text:p text:style-name="P28">****************************************</text:p>
      <text:p text:style-name="P28">id</text:p>
      <text:p text:style-name="P28">işçiId</text:p>
      <text:p text:style-name="P28"><text:soft-page-break/>marketId</text:p>
      <text:p text:style-name="P28"/>
      <text:p text:style-name="P28"/>
      <text:p text:style-name="P28"/>
      <text:p text:style-name="P28">Market Araca Sahiptir</text:p>
      <text:p text:style-name="P28">******************************************</text:p>
      <text:p text:style-name="P28">id</text:p>
      <text:p text:style-name="P28">marketId</text:p>
      <text:p text:style-name="P28">AraçId</text:p>
      <text:p text:style-name="P28"/>
      <text:p text:style-name="P28"/>
      <text:p text:style-name="P28">Market Malzemeye Sahiptir</text:p>
      <text:p text:style-name="P28">*******************************************</text:p>
      <text:p text:style-name="P28">id </text:p>
      <text:p text:style-name="P28">MarketId</text:p>
      <text:p text:style-name="P28">MalzemeId</text:p>
      <text:p text:style-name="P28"/>
      <text:p text:style-name="P28"/>
      <text:p text:style-name="P28">------------------------------------------------------------------------------------------------------------------------</text:p>
      <text:p text:style-name="P28"/>
      <text:p text:style-name="P27">Fabrika Ürün Üretir</text:p>
      <text:p text:style-name="P27">*******************************</text:p>
      <text:p text:style-name="P27">id</text:p>
      <text:p text:style-name="P27">ürünId</text:p>
      <text:p text:style-name="P27">FabrikaId</text:p>
      <text:p text:style-name="P7">üretim tarihi</text:p>
      <text:p text:style-name="P7">son tüketim tarihi</text:p>
      <text:p text:style-name="P38"/>
      <text:p text:style-name="P38"/>
      <text:p text:style-name="P59">------------------------------------------------------------------------------------------------------------------------</text:p>
      <text:p text:style-name="P38"/>
      <text:p text:style-name="P39">fabrikada bulunan ürünler </text:p>
      <text:p text:style-name="P39">***************************</text:p>
      <text:p text:style-name="P39">id </text:p>
      <text:p text:style-name="P39">barkod(fabrikaÜrünÜretirId) <text:s/></text:p>
      <text:p text:style-name="P39">FabrikaId </text:p>
      <text:p text:style-name="P56"/>
      <text:p text:style-name="P56"/>
      <text:p text:style-name="P61">markette bulunan ürünler</text:p>
      <text:p text:style-name="P61">************************************</text:p>
      <text:p text:style-name="P55">id </text:p>
      <text:p text:style-name="P55">barkod(fabrikaÜrünÜretirId) <text:s/></text:p>
      <text:p text:style-name="P55"><text:span text:style-name="T4">market</text:span>Id </text:p>
      <text:p text:style-name="P56"/>
      <text:p text:style-name="P61">depoda bulunan ürünler</text:p>
      <text:p text:style-name="P61">************************************</text:p>
      <text:p text:style-name="P55">id </text:p>
      <text:p text:style-name="P55">barkod(fabrikaÜrünÜretirId) <text:s/></text:p>
      <text:p text:style-name="P55"><text:span text:style-name="T4">depo</text:span>Id </text:p>
      <text:p text:style-name="P38"/>
      <text:p text:style-name="P7">------------------------------------------------------------------------------------------------------------------------</text:p>
      <text:p text:style-name="P41"/>
      <text:p text:style-name="P49"><text:soft-page-break/>fabrika markete ürün gönderir</text:p>
      <text:p text:style-name="P49">**************************************</text:p>
      <text:p text:style-name="P49">id</text:p>
      <text:p text:style-name="P49">fabrikaId</text:p>
      <text:p text:style-name="P49">marketId</text:p>
      <text:p text:style-name="P49">barkodId</text:p>
      <text:p text:style-name="P31">GönderimAracId</text:p>
      <text:p text:style-name="P43">gönderimTarihi</text:p>
      <text:p text:style-name="P44"/>
      <text:p text:style-name="P50">fabrika <text:span text:style-name="T5">depoya</text:span> ürün gönderir</text:p>
      <text:p text:style-name="P50">**************************************</text:p>
      <text:p text:style-name="P50">id</text:p>
      <text:p text:style-name="P50">fabrikaId</text:p>
      <text:p text:style-name="P50"><text:span text:style-name="T5">depo</text:span>Id</text:p>
      <text:p text:style-name="P50">barkodId</text:p>
      <text:p text:style-name="P32">GönderimAracId</text:p>
      <text:p text:style-name="P44">gönderimTarihi</text:p>
      <text:p text:style-name="P57"/>
      <text:p text:style-name="P45"/>
      <text:p text:style-name="P51"><text:span text:style-name="T6">depo</text:span> markete ürün gönderir</text:p>
      <text:p text:style-name="P51">**************************************</text:p>
      <text:p text:style-name="P51">id</text:p>
      <text:p text:style-name="P51"><text:span text:style-name="T6">depo</text:span>Id</text:p>
      <text:p text:style-name="P51">marketId</text:p>
      <text:p text:style-name="P51">barkodId</text:p>
      <text:p text:style-name="P33">GönderimAracId</text:p>
      <text:p text:style-name="P45">gönderimTarihi</text:p>
      <text:p text:style-name="P42"/>
      <text:p text:style-name="P42"/>
      <text:p text:style-name="P47">------------------------------------------------------------------------------------------------------------------------</text:p>
      <text:p text:style-name="P47"/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0:47:31.478000000</meta:creation-date>
    <dc:date>2024-11-05T11:08:51.803000000</dc:date>
    <meta:editing-duration>PT4H10M26S</meta:editing-duration>
    <meta:editing-cycles>25</meta:editing-cycles>
    <meta:generator>LibreOffice/24.2.2.2$Windows_X86_64 LibreOffice_project/d56cc158d8a96260b836f100ef4b4ef25d6f1a01</meta:generator>
    <meta:document-statistic meta:table-count="0" meta:image-count="0" meta:object-count="0" meta:page-count="7" meta:paragraph-count="266" meta:word-count="372" meta:character-count="5021" meta:non-whitespace-character-count="4899"/>
  </office:meta>
</office:document-meta>
</file>